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1376c3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0e3f3d"/>
    </style:style>
    <style:style style:name="T1" style:family="text">
      <style:text-properties fo:font-size="32pt" officeooo:rsid="000e3f3d" style:font-size-asian="32pt" style:language-asian="ja" style:country-asian="JP" style:font-size-complex="32pt"/>
    </style:style>
    <style:style style:name="T2" style:family="text">
      <style:text-properties officeooo:rsid="001376c3"/>
    </style:style>
    <style:style style:name="T3" style:family="text">
      <style:text-properties officeooo:rsid="00153ec6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John’s Diary #<text:span text:style-name="T3">5</text:span></text:p>
      <text:p text:style-name="P4"><text:span text:style-name="T1"/></text:p>
      <text:p text:style-name="P4"><text:ruby text:style-name="Ru1"><text:ruby-base><text:span text:style-name="T1">今日</text:span></text:ruby-base><text:ruby-text>きょう</text:ruby-text></text:ruby><text:span text:style-name="T1">は、スーパーに</text:span><text:ruby text:style-name="Ru1"><text:ruby-base><text:span text:style-name="T1">買</text:span></text:ruby-base><text:ruby-text>か</text:ruby-text></text:ruby><text:span text:style-name="T1">い</text:span><text:ruby text:style-name="Ru1"><text:ruby-base><text:span text:style-name="T1">物</text:span></text:ruby-base><text:ruby-text>もの</text:ruby-text></text:ruby><text:span text:style-name="T1">に</text:span><text:ruby text:style-name="Ru1"><text:ruby-base><text:span text:style-name="T1">行</text:span></text:ruby-base><text:ruby-text>い</text:ruby-text></text:ruby><text:span text:style-name="T1">きました。</text:span></text:p>
      <text:p text:style-name="P4"><text:ruby text:style-name="Ru1"><text:ruby-base><text:span text:style-name="T1">豆</text:span></text:ruby-base><text:ruby-text>まめ</text:ruby-text></text:ruby><text:span text:style-name="T1">の</text:span><text:ruby text:style-name="Ru1"><text:ruby-base><text:span text:style-name="T1">缶詰</text:span></text:ruby-base><text:ruby-text>かんづめ</text:ruby-text></text:ruby><text:span text:style-name="T1">とパンを</text:span><text:ruby text:style-name="Ru1"><text:ruby-base><text:span text:style-name="T1">買</text:span></text:ruby-base><text:ruby-text>か</text:ruby-text></text:ruby><text:span text:style-name="T1">いました。</text:span></text:p>
      <text:p text:style-name="P4"><text:span text:style-name="T1">ブロッコリーとにんじんも</text:span><text:ruby text:style-name="Ru1"><text:ruby-base><text:span text:style-name="T1">買</text:span></text:ruby-base><text:ruby-text>か</text:ruby-text></text:ruby><text:span text:style-name="T1">いました。</text:span></text:p>
      <text:p text:style-name="P4"><text:ruby text:style-name="Ru1"><text:ruby-base><text:span text:style-name="T1">魚</text:span></text:ruby-base><text:ruby-text>さかな</text:ruby-text></text:ruby><text:span text:style-name="T1">がセールで</text:span><text:ruby text:style-name="Ru1"><text:ruby-base><text:span text:style-name="T1">安</text:span></text:ruby-base><text:ruby-text>やす</text:ruby-text></text:ruby><text:span text:style-name="T1">かったです。</text:span></text:p>
      <text:p text:style-name="P4"><text:span text:style-name="T1">でも、</text:span><text:ruby text:style-name="Ru1"><text:ruby-base><text:span text:style-name="T1">魚</text:span></text:ruby-base><text:ruby-text>さかな</text:ruby-text></text:ruby><text:span text:style-name="T1">があまり</text:span><text:ruby text:style-name="Ru1"><text:ruby-base><text:span text:style-name="T1">好</text:span></text:ruby-base><text:ruby-text>す</text:ruby-text></text:ruby><text:span text:style-name="T1">きじゃないので、</text:span><text:ruby text:style-name="Ru1"><text:ruby-base><text:span text:style-name="T1">買</text:span></text:ruby-base><text:ruby-text>か</text:ruby-text></text:ruby><text:span text:style-name="T1">いませんでした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7:34:38.623198720</dc:date>
    <meta:editing-duration>PT1H50M56S</meta:editing-duration>
    <meta:editing-cycles>8</meta:editing-cycles>
    <meta:generator>LibreOffice/7.5.9.2$Linux_X86_64 LibreOffice_project/50$Build-2</meta:generator>
    <meta:document-statistic meta:table-count="0" meta:image-count="0" meta:object-count="0" meta:page-count="1" meta:paragraph-count="6" meta:word-count="96" meta:character-count="122" meta:non-whitespace-character-count="117"/>
  </office:meta>
</office:document-meta>
</file>